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officeooo:rsid="0006f42c" officeooo:paragraph-rsid="0006f42c" style:font-size-asian="10.5pt" style:font-size-complex="12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officeooo:rsid="0006f42c" officeooo:paragraph-rsid="000a2915" style:font-size-asian="10.5pt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officeooo:rsid="0006f42c" officeooo:paragraph-rsid="000b5081" style:font-size-asian="10.5pt" style:font-size-complex="12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officeooo:rsid="000885e7" officeooo:paragraph-rsid="000885e7" style:font-size-asian="10.5pt" style:font-size-complex="12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officeooo:rsid="000a2915" officeooo:paragraph-rsid="000b5081" style:font-size-asian="10.5pt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officeooo:rsid="000b5081" officeooo:paragraph-rsid="000b5081" style:font-size-asian="10.5pt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fo:font-weight="bold" officeooo:rsid="0006f42c" officeooo:paragraph-rsid="0006f42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solid" style:text-underline-width="auto" style:text-underline-color="font-color" officeooo:rsid="000a2915" officeooo:paragraph-rsid="000b5081" style:font-size-asian="10.5pt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solid" style:text-underline-width="auto" style:text-underline-color="font-color" officeooo:rsid="000b5081" officeooo:paragraph-rsid="000b5081" style:font-size-asian="10.5pt" style:font-size-complex="1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solid" style:text-underline-width="auto" style:text-underline-color="font-color" officeooo:rsid="0010bb29" officeooo:paragraph-rsid="0010bb29" style:font-size-asian="10.5pt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none" officeooo:rsid="000c2b07" officeooo:paragraph-rsid="000c2b07" style:font-size-asian="10.5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none" officeooo:rsid="000c2b07" officeooo:paragraph-rsid="000e0599" style:font-size-asian="10.5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none" officeooo:rsid="0011f821" officeooo:paragraph-rsid="0011f821" style:font-size-asian="10.5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none" officeooo:rsid="0011f821" officeooo:paragraph-rsid="001458a2" style:font-size-asian="10.5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none" officeooo:rsid="0011f821" officeooo:paragraph-rsid="00164af3" style:font-size-asian="10.5pt" style:font-size-complex="12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none" officeooo:rsid="0011f821" officeooo:paragraph-rsid="0011f821" style:font-size-asian="10.5pt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none" officeooo:rsid="00164af3" officeooo:paragraph-rsid="00164af3" style:font-size-asian="10.5pt" style:font-size-complex="12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none" officeooo:rsid="001659b9" officeooo:paragraph-rsid="001659b9" style:font-size-asian="10.5pt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2.125cm"/>
        </style:tab-stops>
      </style:paragraph-properties>
      <style:text-properties style:font-name="Times New Roman" fo:font-size="12pt" style:text-underline-style="none" officeooo:rsid="001659b9" officeooo:paragraph-rsid="001659b9" style:font-size-asian="10.5pt" style:font-size-complex="12pt"/>
    </style:style>
    <style:style style:name="P20" style:family="paragraph">
      <style:paragraph-properties>
        <style:tab-stops>
          <style:tab-stop style:position="6.874cm"/>
        </style:tab-stops>
      </style:paragraph-properties>
      <style:text-properties style:font-name="Times New Roman" fo:font-size="12pt"/>
    </style:style>
    <style:style style:name="T1" style:family="text">
      <style:text-properties fo:language="en" fo:country="US" style:text-underline-style="solid" style:text-underline-width="auto" style:text-underline-color="font-color"/>
    </style:style>
    <style:style style:name="T2" style:family="text">
      <style:text-properties officeooo:rsid="000daf4d"/>
    </style:style>
    <style:style style:name="T3" style:family="text">
      <style:text-properties officeooo:rsid="000e2fa8"/>
    </style:style>
    <style:style style:name="T4" style:family="text">
      <style:text-properties officeooo:rsid="00132345"/>
    </style:style>
    <style:style style:name="T5" style:family="text">
      <style:text-properties officeooo:rsid="00164af3"/>
    </style:style>
    <style:style style:name="T6" style:family="text">
      <style:text-properties officeooo:rsid="001659b9"/>
    </style:style>
    <style:style style:name="fr1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transparent" style:background-transparency="100%" draw:fill="solid" fo:padding="0.049cm" fo:border="0.06pt solid #000000" style:shadow="none" draw:shadow-opacity="100%" draw:ole-draw-aspect="1">
        <style:background-image/>
      </style:graphic-properties>
    </style:style>
    <style:style style:name="fr2" style:family="graphic" style:parent-style-name="Formula">
      <style:graphic-properties style:vertical-pos="from-top" fo:padding="0.049cm" fo:border="0.06pt solid #000000" style:shadow="none" draw:shadow-opacity="100%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29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Algorithm Basis</text:span></text:p>
      <text:p text:style-name="P7"><text:span text:style-name="T1"/></text:p>
      <text:p text:style-name="P1">The probability of a realization <draw:frame draw:style-name="fr3" draw:name="Object2" text:anchor-type="as-char" svg:y="-0.386cm" svg:width="1.242cm" svg:height="0.506cm" draw:z-index="3"><draw:object xlink:href="./Object 2" xlink:type="simple" xlink:show="embed" xlink:actuate="onLoad"/><draw:image xlink:href="./ObjectReplacements/Object 2" xlink:type="simple" xlink:show="embed" xlink:actuate="onLoad"/></draw:frame> is given by:</text:p>
      <text:p text:style-name="P1"><draw:frame draw:style-name="fr1" draw:name="Object3" text:anchor-type="as-char" svg:y="-0.439cm" svg:width="8.924cm" svg:height="0.67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8">Max-Product Algorithm</text:p>
      <text:p text:style-name="P8"/>
      <text:p text:style-name="P3"><draw:frame draw:style-name="fr2" draw:name="Object5" text:anchor-type="as-char" svg:y="-1.157cm" svg:width="10.813cm" svg:height="2.22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><draw:custom-shape text:anchor-type="paragraph" draw:z-index="1" draw:style-name="gr1" svg:width="1.355cm" svg:height="0.962cm" svg:x="7.805cm" svg:y="0.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4"/>
      <text:p text:style-name="P2"><draw:frame draw:style-name="fr2" draw:name="Object1" text:anchor-type="as-char" svg:y="-0.386cm" svg:width="14.797cm" svg:height="0.58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/>
      <text:p text:style-name="P9">How to find the most likely sequence?</text:p>
      <text:p text:style-name="P6"/>
      <text:p text:style-name="P2"><draw:frame draw:style-name="fr2" draw:name="Object4" text:anchor-type="as-char" svg:y="-0.707cm" svg:width="5.816cm" svg:height="1.228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/>
      <text:p text:style-name="P9">How to find the second most likely sequence?</text:p>
      <text:p text:style-name="P11"/>
      <text:p text:style-name="P11">Partition <text:span text:style-name="T3">phase:</text:span> <text:s text:c="42"/>Candidate <text:span text:style-name="T3">phase:</text:span></text:p>
      <text:p text:style-name="P11"><draw:custom-shape text:anchor-type="paragraph" draw:z-index="7" draw:style-name="gr1" svg:width="0.703cm" svg:height="1.682cm" svg:x="5.68cm" svg:y="0.51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style-name="gr1" svg:width="1.684cm" svg:height="0.981cm" svg:x="9.192cm" svg:y="2.2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Object10" text:anchor-type="as-char" svg:y="-1.441cm" svg:width="5.35cm" svg:height="2.796cm" draw:z-index="6"><draw:object xlink:href="./Object 10" xlink:type="simple" xlink:show="embed" xlink:actuate="onLoad"/><draw:image xlink:href="./ObjectReplacements/Object 10" xlink:type="simple" xlink:show="embed" xlink:actuate="onLoad"/></draw:frame> <text:s text:c="8"/><draw:frame draw:style-name="fr2" draw:name="Object11" text:anchor-type="as-char" svg:y="-0.656cm" svg:width="8.555cm" svg:height="1.3cm" draw:z-index="8"><draw:object xlink:href="./Object 11" xlink:type="simple" xlink:show="embed" xlink:actuate="onLoad"/><draw:image xlink:href="./ObjectReplacements/Object 11" xlink:type="simple" xlink:show="embed" xlink:actuate="onLoad"/></draw:frame><text:tab/></text:p>
      <text:p text:style-name="P12"><text:s text:c="83"/></text:p>
      <text:p text:style-name="P12"><text:s text:c="66"/><text:span text:style-name="T2">Identification phase:</text:span></text:p>
      <text:p text:style-name="P11"><text:s text:c="64"/><draw:frame draw:style-name="fr2" draw:name="Object12" text:anchor-type="as-char" svg:y="-2.064cm" svg:width="4.962cm" svg:height="4.043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1"><text:s text:c="4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How to find the third most likely sequence?</text:p>
      <text:p text:style-name="P13">Partition phase:</text:p>
      <text:p text:style-name="P13">idea: refine <draw:frame draw:style-name="fr3" draw:name="Object7" text:anchor-type="as-char" svg:y="-0.377cm" svg:width="0.601cm" svg:height="0.533cm" draw:z-index="12"><draw:object xlink:href="./Object 6" xlink:type="simple" xlink:show="embed" xlink:actuate="onLoad"/><draw:image xlink:href="./ObjectReplacements/Object 6" xlink:type="simple" xlink:show="embed" xlink:actuate="onLoad"/></draw:frame></text:p>
      <text:p text:style-name="P13"><draw:frame draw:style-name="fr2" draw:name="Object6" text:anchor-type="as-char" svg:y="-0.923cm" svg:width="9.432cm" svg:height="1.759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13"><draw:custom-shape text:anchor-type="paragraph" draw:z-index="13" draw:style-name="gr1" svg:width="1.929cm" svg:height="0.997cm" svg:x="3.313cm" svg:y="0.1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/>
      <text:p text:style-name="P14"><text:s/></text:p>
      <text:p text:style-name="P14"><text:s text:c="27"/><text:span text:style-name="T4">Candidate</text:span> phase:</text:p>
      <text:p text:style-name="P13"><text:s text:c="25"/><draw:frame draw:style-name="fr2" draw:name="Object8" text:anchor-type="as-char" svg:y="-1.374cm" svg:width="7.516cm" svg:height="2.662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13"><draw:custom-shape text:anchor-type="paragraph" draw:z-index="15" draw:style-name="gr1" svg:width="1.929cm" svg:height="0.997cm" svg:x="7.251cm" svg:y="0.1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/>
      <text:p text:style-name="P16"/>
      <text:p text:style-name="P16"><text:span text:style-name="T5">Identification phase:</text:span></text:p>
      <text:p text:style-name="P18">Two cases:</text:p>
      <text:p text:style-name="P19">1)</text:p>
      <text:p text:style-name="P15"/>
      <text:p text:style-name="P15"><draw:frame draw:style-name="fr2" draw:name="Object9" text:anchor-type="as-char" svg:y="-0.49cm" svg:width="2.632cm" svg:height="0.591cm" draw:z-index="16"><draw:object xlink:href="./Object 9" xlink:type="simple" xlink:show="embed" xlink:actuate="onLoad"/><draw:image xlink:href="./ObjectReplacements/Object 9" xlink:type="simple" xlink:show="embed" xlink:actuate="onLoad"/></draw:frame><text:tab/> <text:s text:c="5"/><text:tab/><text:tab/><text:tab/> <text:s text:c="83"/><text:tab/><text:span text:style-name="T6">2)</text:span></text:p>
      <text:p text:style-name="P15"><draw:custom-shape text:anchor-type="paragraph" draw:z-index="17" draw:style-name="gr1" svg:width="0.997cm" svg:height="0.572cm" svg:x="0.91cm" svg:y="0.1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9" draw:style-name="gr2" svg:width="4.933cm" svg:height="3.299cm" svg:x="-0.206cm" svg:y="0.721cm"><draw:text-box><text:p text:style-name="P20">Repeat the same steps</text:p><text:p text:style-name="P20">as in the second most </text:p><text:p text:style-name="P20">likely sequence case.</text:p></draw:text-box></draw:frame> <text:s text:c="90"/><draw:frame draw:style-name="fr2" draw:name="Object13" text:anchor-type="as-char" svg:y="-1.998cm" svg:width="6.708cm" svg:height="3.205cm" draw:z-index="18"><draw:object xlink:href="./Object 13" xlink:type="simple" xlink:show="embed" xlink:actuate="onLoad"/><draw:image xlink:href="./ObjectReplacements/Object 13" xlink:type="simple" xlink:show="embed" xlink:actuate="onLoad"/></draw:frame><text:tab/></text:p>
      <text:p text:style-name="P17"/>
      <text:p text:style-name="P17"><text:tab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20:32:01.029120063</meta:creation-date>
    <dc:date>2014-12-16T23:00:13.633242912</dc:date>
    <meta:editing-duration>PT59M18S</meta:editing-duration>
    <meta:editing-cycles>10</meta:editing-cycles>
    <meta:generator>LibreOffice/4.2.7.2$Linux_X86_64 LibreOffice_project/420m0$Build-2</meta:generator>
    <meta:document-statistic meta:table-count="0" meta:image-count="0" meta:object-count="13" meta:page-count="2" meta:paragraph-count="28" meta:word-count="53" meta:character-count="888" meta:non-whitespace-character-count="300"/>
  </office:meta>
</office:document-meta>
</file>

<file path=Object 1/content.xml><?xml version="1.0" encoding="utf-8"?>
<math xmlns="http://www.w3.org/1998/Math/MathML" display="block">
  <semantics>
    <mrow>
      <msub>
        <mi>f</mi>
        <mrow>
          <mo fence="true" stretchy="false">(</mo>
          <mrow>
            <mrow>
              <mi>t</mi>
              <mi>,</mi>
              <mrow>
                <mi>t</mi>
                <mo stretchy="false">+</mo>
                <mn>1</mn>
              </mrow>
            </mrow>
          </mrow>
          <mo fence="true" stretchy="false">)</mo>
        </mrow>
      </msub>
      <mrow>
        <mrow>
          <mo fence="true" stretchy="false">(</mo>
          <mrow>
            <mrow>
              <mi>s</mi>
              <mi>,</mi>
              <mi>s</mi>
              <mi>'</mi>
            </mrow>
          </mrow>
          <mo fence="true" stretchy="false">)</mo>
        </mrow>
        <mo stretchy="false">=</mo>
        <msub>
          <mi mathvariant="italic">max</mi>
          <mrow>
            <mo stretchy="false">{</mo>
            <mrow>
              <mrow>
                <mstyle mathvariant="bold">
                  <mi>x</mi>
                </mstyle>
                <mo stretchy="false">/</mo>
                <mrow>
                  <mo fence="true" stretchy="false">(</mo>
                  <mrow>
                    <mrow>
                      <msub>
                        <mi>x</mi>
                        <mi>t</mi>
                      </msub>
                      <mi>,</mi>
                      <msub>
                        <mi>x</mi>
                        <mrow>
                          <mi>t</mi>
                          <mo stretchy="false">+</mo>
                          <mn>1</mn>
                        </mrow>
                      </msub>
                    </mrow>
                  </mrow>
                  <mo fence="true" stretchy="false">)</mo>
                </mrow>
              </mrow>
              <mo stretchy="false">=</mo>
              <mrow>
                <mo fence="true" stretchy="false">(</mo>
                <mrow>
                  <mrow>
                    <mi>s</mi>
                    <mi>,</mi>
                    <mi>s</mi>
                    <mi>'</mi>
                  </mrow>
                </mrow>
                <mo fence="true" stretchy="false">)</mo>
              </mrow>
            </mrow>
            <mo stretchy="false">}</mo>
          </mrow>
        </msub>
      </mrow>
      <mi>P</mi>
      <mrow>
        <mrow>
          <mo fence="true" stretchy="false">(</mo>
          <mrow>
            <mrow>
              <mstyle mathvariant="bold">
                <mi>x</mi>
              </mstyle>
              <mi>,</mi>
              <mstyle mathvariant="bold">
                <mi>y</mi>
              </mstyle>
            </mrow>
          </mrow>
          <mo fence="true" stretchy="false">)</mo>
        </mrow>
        <mo stretchy="false">=</mo>
        <msub>
          <mi mathvariant="normal">α</mi>
          <mi>t</mi>
        </msub>
      </mrow>
      <mrow>
        <mo fence="true" stretchy="false">(</mo>
        <mrow>
          <mi>s</mi>
        </mrow>
        <mo fence="true" stretchy="false">)</mo>
      </mrow>
      <msub>
        <mi mathvariant="normal">β</mi>
        <mrow>
          <mi>t</mi>
          <mo stretchy="false">+</mo>
          <mn>1</mn>
        </mrow>
      </msub>
      <mrow>
        <mo fence="true" stretchy="false">(</mo>
        <mrow>
          <mrow>
            <mi>s</mi>
            <mi>'</mi>
          </mrow>
        </mrow>
        <mo fence="true" stretchy="false">)</mo>
      </mrow>
      <mi>P</mi>
      <mrow>
        <mo fence="true" stretchy="false">(</mo>
        <mrow>
          <mrow>
            <mrow>
              <mrow>
                <msub>
                  <mi>X</mi>
                  <mrow>
                    <mi>t</mi>
                    <mo stretchy="false">+</mo>
                    <mn>1</mn>
                  </mrow>
                </msub>
                <mo stretchy="false">=</mo>
                <mi>s</mi>
              </mrow>
              <mi>'</mi>
            </mrow>
            <mo stretchy="false">|</mo>
            <mrow>
              <msub>
                <mi>X</mi>
                <mi>t</mi>
              </msub>
              <mo stretchy="false">=</mo>
              <mi>s</mi>
            </mrow>
          </mrow>
        </mrow>
        <mo fence="true" stretchy="false">)</mo>
      </mrow>
      <mi>P</mi>
      <mrow>
        <mo fence="true" stretchy="false">(</mo>
        <mrow>
          <mrow>
            <mrow>
              <msub>
                <mi>Y</mi>
                <mi>t</mi>
              </msub>
              <mo stretchy="false">=</mo>
              <msub>
                <mi>y</mi>
                <mi>t</mi>
              </msub>
            </mrow>
            <mo stretchy="false">|</mo>
            <mrow>
              <mrow>
                <msub>
                  <mi>X</mi>
                  <mrow>
                    <mi>t</mi>
                    <mo stretchy="false">+</mo>
                    <mn>1</mn>
                  </mrow>
                </msub>
                <mo stretchy="false">=</mo>
                <mi>s</mi>
              </mrow>
              <mi>'</mi>
            </mrow>
          </mrow>
        </mrow>
        <mo fence="true" stretchy="false">)</mo>
      </mrow>
    </mrow>
    <annotation encoding="StarMath 5.0">f_( t,t+1)(s,s') = max_{\{ bold x / (x_t,x_{t+1}) = (s,s')  \}}P( bold x, bold y) = %alpha_t(s)%beta_{ t+1 }( s' )P( X_{t+1}=s' mline X_t=s )P( Y_t=y_t mline X_{t+1} =s' )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ub>
                <mi>A</mi>
                <mn>1</mn>
              </msub>
              <mo stretchy="false">=</mo>
              <mo stretchy="false">{</mo>
            </mrow>
            <mrow>
              <mi>x</mi>
              <mo stretchy="false">∈</mo>
              <mrow>
                <mi>S</mi>
                <mo stretchy="false">/</mo>
                <msub>
                  <mi>x</mi>
                  <mn>1</mn>
                </msub>
              </mrow>
              <mo stretchy="false">≠</mo>
              <msubsup>
                <mi>x</mi>
                <mn>1</mn>
                <mn>1</mn>
              </msubsup>
            </mrow>
            <mo stretchy="false">}</mo>
          </mrow>
        </mtd>
      </mtr>
      <mtr>
        <mtd>
          <mrow>
            <mrow>
              <msub>
                <mi>A</mi>
                <mn>2</mn>
              </msub>
              <mo stretchy="false">=</mo>
              <mo stretchy="false">{</mo>
            </mrow>
            <mrow>
              <mi>x</mi>
              <mo stretchy="false">∈</mo>
              <mrow>
                <mi>S</mi>
                <mo stretchy="false">/</mo>
                <msub>
                  <mi>x</mi>
                  <mn>1</mn>
                </msub>
              </mrow>
              <mo stretchy="false">=</mo>
              <msubsup>
                <mi>x</mi>
                <mn>1</mn>
                <mn>1</mn>
              </msubsup>
            </mrow>
            <mi>,</mi>
            <mrow>
              <msub>
                <mi>x</mi>
                <mn>2</mn>
              </msub>
              <mo stretchy="false">≠</mo>
              <msubsup>
                <mi>x</mi>
                <mn>2</mn>
                <mn>1</mn>
              </msubsup>
            </mrow>
            <mo stretchy="false">}</mo>
          </mrow>
        </mtd>
      </mtr>
      <mtr>
        <mtd>
          <mi>.</mi>
        </mtd>
      </mtr>
      <mtr>
        <mtd>
          <mi>.</mi>
        </mtd>
      </mtr>
      <mtr>
        <mtd>
          <mrow>
            <mrow>
              <msub>
                <mi>A</mi>
                <mi>T</mi>
              </msub>
              <mo stretchy="false">=</mo>
              <mo stretchy="false">{</mo>
            </mrow>
            <mrow>
              <mi>x</mi>
              <mo stretchy="false">∈</mo>
              <mrow>
                <mi>S</mi>
                <mo stretchy="false">/</mo>
                <msub>
                  <mi>x</mi>
                  <mn>1</mn>
                </msub>
              </mrow>
              <mo stretchy="false">=</mo>
              <msubsup>
                <mi>x</mi>
                <mn>1</mn>
                <mn>1</mn>
              </msubsup>
            </mrow>
            <mi>,</mi>
            <mn>...</mn>
            <mi>,</mi>
            <mrow>
              <msub>
                <mi>x</mi>
                <mi>T</mi>
              </msub>
              <mo stretchy="false">≠</mo>
              <msubsup>
                <mi>x</mi>
                <mi>T</mi>
                <mn>1</mn>
              </msubsup>
            </mrow>
            <mo stretchy="false">}</mo>
          </mrow>
        </mtd>
      </mtr>
    </mtable>
    <annotation encoding="StarMath 5.0">A_1 = \{ x in S / x_1 neq x^1_1 \} newline 
A_2 = \{ x in S / x_1 = x^1_1 , x_2 neq x^1_2 \} newline 
. newline
. newline
A_T = \{ x in S / x_1 = x^1_1 ,..., x_T neq x^1_T \}
</annotation>
  </semantics>
</math>
</file>

<file path=Object 11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sub>
                    <mi>A</mi>
                    <mn>1</mn>
                  </msub>
                </mrow>
                <mo fence="true" stretchy="false">)</mo>
              </mrow>
              <mo stretchy="false">=</mo>
              <msub>
                <mi mathvariant="italic">max</mi>
                <mrow>
                  <mi>x</mi>
                  <mo stretchy="false">∈</mo>
                  <msub>
                    <mi>A</mi>
                    <mn>1</mn>
                  </msub>
                </mrow>
              </msub>
            </mrow>
            <mi>P</mi>
            <mrow>
              <mrow>
                <mo fence="true" stretchy="false">(</mo>
                <mrow>
                  <mrow>
                    <mstyle mathvariant="bold">
                      <mi>x</mi>
                    </mstyle>
                    <mi>,</mi>
                    <mstyle mathvariant="bold">
                      <mi>y</mi>
                    </mstyle>
                  </mrow>
                </mrow>
                <mo fence="true" stretchy="false">)</mo>
              </mrow>
              <mo stretchy="false">=</mo>
              <msub>
                <mi mathvariant="italic">max</mi>
                <mrow>
                  <mo stretchy="false">{</mo>
                  <mrow>
                    <mrow>
                      <mrow>
                        <mo fence="true" stretchy="false">(</mo>
                        <mrow>
                          <mrow>
                            <mi>s</mi>
                            <mi>,</mi>
                            <mi>s</mi>
                            <mi>'</mi>
                          </mrow>
                        </mrow>
                        <mo fence="true" stretchy="false">)</mo>
                      </mrow>
                      <mo stretchy="false">/</mo>
                      <mi>s</mi>
                    </mrow>
                    <mo stretchy="false">≠</mo>
                    <msubsup>
                      <mi>x</mi>
                      <mn>1</mn>
                      <mn>1</mn>
                    </msubsup>
                  </mrow>
                  <mo stretchy="false">}</mo>
                </mrow>
              </msub>
            </mrow>
            <msub>
              <mi>f</mi>
              <mn>1,2</mn>
            </msub>
            <mrow>
              <mo fence="true" stretchy="false">(</mo>
              <mrow>
                <mrow>
                  <mi>s</mi>
                  <mi>,</mi>
                  <mi>s</mi>
                  <mi>'</mi>
                </mrow>
              </mrow>
              <mo fence="true" stretchy="false">)</mo>
            </mrow>
          </mrow>
        </mtd>
      </mtr>
      <mtr>
        <mtd>
          <mrow>
            <mi>P</mi>
            <mrow>
              <mrow>
                <mo fence="true" stretchy="false">(</mo>
                <mrow>
                  <msub>
                    <mi>A</mi>
                    <mi>k</mi>
                  </msub>
                </mrow>
                <mo fence="true" stretchy="false">)</mo>
              </mrow>
              <mo stretchy="false">=</mo>
              <msub>
                <mi mathvariant="italic">max</mi>
                <mrow>
                  <mi>x</mi>
                  <mo stretchy="false">∈</mo>
                  <msub>
                    <mi>A</mi>
                    <mi>k</mi>
                  </msub>
                </mrow>
              </msub>
            </mrow>
            <mi>P</mi>
            <mrow>
              <mrow>
                <mo fence="true" stretchy="false">(</mo>
                <mrow>
                  <mrow>
                    <mstyle mathvariant="bold">
                      <mi>x</mi>
                    </mstyle>
                    <mi>,</mi>
                    <mstyle mathvariant="bold">
                      <mi>y</mi>
                    </mstyle>
                  </mrow>
                </mrow>
                <mo fence="true" stretchy="false">)</mo>
              </mrow>
              <mo stretchy="false">=</mo>
              <msub>
                <mi mathvariant="italic">max</mi>
                <mrow>
                  <mi>s</mi>
                  <mo stretchy="false">≠</mo>
                  <msubsup>
                    <mi>x</mi>
                    <mi>k</mi>
                    <mn>1</mn>
                  </msubsup>
                </mrow>
              </msub>
            </mrow>
            <msub>
              <mi>f</mi>
              <mrow>
                <mrow>
                  <mi>k</mi>
                  <mo stretchy="false">−</mo>
                  <mn>1,</mn>
                </mrow>
                <mi>k</mi>
              </mrow>
            </msub>
            <mrow>
              <mo fence="true" stretchy="false">(</mo>
              <mrow>
                <mrow>
                  <msubsup>
                    <mi>x</mi>
                    <mrow>
                      <mi>k</mi>
                      <mo stretchy="false">−</mo>
                      <mn>1</mn>
                    </mrow>
                    <mn>1</mn>
                  </msubsup>
                  <mi>,</mi>
                  <mi>s</mi>
                </mrow>
              </mrow>
              <mo fence="true" stretchy="false">)</mo>
            </mrow>
          </mrow>
        </mtd>
      </mtr>
    </mtable>
    <annotation encoding="StarMath 5.0">P(A_1) = max_{ x in A_1 }P( bold x,bold y ) = max_{ \{(s,s')/s neq x^1_1   \}}f_{ 1,2 }( s,s')  newline
P(A_k) = max_{ x in A_k }P( bold x,bold y ) = max_{s neq x^1_k}f_{ k-1,k }( x^1_{k-1},s) 

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i</mi>
              <mo stretchy="false">=</mo>
              <msub>
                <mi mathvariant="italic">argmax</mi>
                <mi>k</mi>
              </msub>
            </mrow>
            <mi>P</mi>
            <mrow>
              <mo fence="true" stretchy="false">(</mo>
              <mrow>
                <msub>
                  <mi>A</mi>
                  <mi>k</mi>
                </msub>
              </mrow>
              <mo fence="true" stretchy="false">)</mo>
            </mrow>
          </mrow>
        </mtd>
      </mtr>
      <mtr>
        <mtd>
          <mrow>
            <mrow>
              <msubsup>
                <mi>x</mi>
                <mi>k</mi>
                <mn>2</mn>
              </msubsup>
              <mo stretchy="false">=</mo>
              <msubsup>
                <mi>x</mi>
                <mi>k</mi>
                <mn>1</mn>
              </msubsup>
            </mrow>
            <mo stretchy="false">∀</mo>
            <mrow>
              <mi>k</mi>
              <mo stretchy="false">&lt;</mo>
              <mi>i</mi>
            </mrow>
          </mrow>
        </mtd>
      </mtr>
      <mtr>
        <mtd>
          <mrow>
            <mrow>
              <msubsup>
                <mi>x</mi>
                <mi>i</mi>
                <mn>2</mn>
              </msubsup>
              <mo stretchy="false">=</mo>
              <msub>
                <mi mathvariant="italic">argmax</mi>
                <mrow>
                  <mi>s</mi>
                  <mo stretchy="false">≠</mo>
                  <msubsup>
                    <mi>x</mi>
                    <mi>i</mi>
                    <mn>1</mn>
                  </msubsup>
                </mrow>
              </msub>
            </mrow>
            <msub>
              <mi>f</mi>
              <mrow>
                <mrow>
                  <mi>i</mi>
                  <mo stretchy="false">−</mo>
                  <mn>1,</mn>
                </mrow>
                <mi>i</mi>
              </mrow>
            </msub>
            <mrow>
              <mo fence="true" stretchy="false">(</mo>
              <mrow>
                <mrow>
                  <msubsup>
                    <mi>x</mi>
                    <mrow>
                      <mi>i</mi>
                      <mo stretchy="false">−</mo>
                      <mn>1</mn>
                    </mrow>
                    <mn>2</mn>
                  </msubsup>
                  <mi>,</mi>
                  <mi>s</mi>
                </mrow>
              </mrow>
              <mo fence="true" stretchy="false">)</mo>
            </mrow>
          </mrow>
        </mtd>
      </mtr>
      <mtr>
        <mtd>
          <mrow>
            <mrow>
              <msubsup>
                <mi>x</mi>
                <mrow>
                  <mi>i</mi>
                  <mo stretchy="false">+</mo>
                  <mn>1</mn>
                </mrow>
                <mn>2</mn>
              </msubsup>
              <mo stretchy="false">=</mo>
              <msub>
                <mi mathvariant="italic">argmax</mi>
                <mi>s</mi>
              </msub>
            </mrow>
            <msub>
              <mi>f</mi>
              <mrow>
                <mi>i</mi>
                <mi>,</mi>
                <mrow>
                  <mi>i</mi>
                  <mo stretchy="false">+</mo>
                  <mn>1</mn>
                </mrow>
              </mrow>
            </msub>
            <mrow>
              <mo fence="true" stretchy="false">(</mo>
              <mrow>
                <mrow>
                  <msubsup>
                    <mi>x</mi>
                    <mi>i</mi>
                    <mn>2</mn>
                  </msubsup>
                  <mi>,</mi>
                  <mi>s</mi>
                </mrow>
              </mrow>
              <mo fence="true" stretchy="false">)</mo>
            </mrow>
          </mrow>
        </mtd>
      </mtr>
      <mtr>
        <mtd>
          <mi>.</mi>
        </mtd>
      </mtr>
      <mtr>
        <mtd>
          <mi>.</mi>
        </mtd>
      </mtr>
      <mtr>
        <mtd>
          <mrow>
            <mrow>
              <msubsup>
                <mi>x</mi>
                <mi>T</mi>
                <mn>2</mn>
              </msubsup>
              <mo stretchy="false">=</mo>
              <msub>
                <mi mathvariant="italic">argmax</mi>
                <mi>s</mi>
              </msub>
            </mrow>
            <msub>
              <mi>f</mi>
              <mrow>
                <mrow>
                  <mi>T</mi>
                  <mo stretchy="false">−</mo>
                  <mn>1,</mn>
                </mrow>
                <mi>T</mi>
              </mrow>
            </msub>
            <mrow>
              <mo fence="true" stretchy="false">(</mo>
              <mrow>
                <mrow>
                  <msubsup>
                    <mi>x</mi>
                    <mrow>
                      <mi>T</mi>
                      <mo stretchy="false">−</mo>
                      <mn>1</mn>
                    </mrow>
                    <mn>2</mn>
                  </msubsup>
                  <mi>,</mi>
                  <mi>s</mi>
                </mrow>
              </mrow>
              <mo fence="true" stretchy="false">)</mo>
            </mrow>
          </mrow>
        </mtd>
      </mtr>
    </mtable>
    <annotation encoding="StarMath 5.0">i = argmax_k P( A_k ) newline
x^2_k = x^1_k forall k&lt;i newline
x^2_i = argmax_{ s neq x^1_i }f_{i-1,i}( x^2_{i-1},s ) newline
x^2_{i+1} = argmax_{ s }f_{i,i+1}( x^2_i,s ) newline
. newline
. newline
x^2_T = argmax_{ s }f_{T-1,T}( x^2_{T-1},s )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style mathvariant="bold">
                <msup>
                  <mi>x</mi>
                  <mn>3</mn>
                </msup>
              </mstyle>
              <mo stretchy="false">∈</mo>
              <mo stretchy="false">{</mo>
            </mrow>
            <mrow>
              <mrow>
                <msub>
                  <mi>B</mi>
                  <mi>k</mi>
                </msub>
                <mo stretchy="false">/</mo>
                <mi>k</mi>
              </mrow>
              <mo stretchy="false">≥</mo>
              <mi>i</mi>
            </mrow>
            <mo stretchy="false">}</mo>
          </mrow>
        </mtd>
      </mtr>
      <mtr>
        <mtd>
          <mrow>
            <mo stretchy="false">∃</mo>
            <mi>j</mi>
            <mi>s</mi>
            <mi>.</mi>
            <mi>t</mi>
            <mi>.</mi>
            <mrow>
              <mstyle mathvariant="bold">
                <msup>
                  <mi>x</mi>
                  <mn>3</mn>
                </msup>
              </mstyle>
              <mo stretchy="false">∈</mo>
              <msub>
                <mi>B</mi>
                <mi>j</mi>
              </msub>
            </mrow>
          </mrow>
        </mtd>
      </mtr>
      <mtr>
        <mtd>
          <mrow>
            <mrow>
              <mo fence="true" stretchy="false">(</mo>
              <mrow>
                <mrow>
                  <msubsup>
                    <mi>x</mi>
                    <mn>1</mn>
                    <mn>3</mn>
                  </msubsup>
                  <mi>,</mi>
                  <mn>...</mn>
                  <mi>,</mi>
                  <msubsup>
                    <mi>x</mi>
                    <mrow>
                      <mi>j</mi>
                      <mo stretchy="false">−</mo>
                      <mn>1</mn>
                    </mrow>
                    <mn>3</mn>
                  </msubsup>
                </mrow>
              </mrow>
              <mo fence="true" stretchy="false">)</mo>
            </mrow>
            <mo stretchy="false">=</mo>
            <mrow>
              <mo fence="true" stretchy="false">(</mo>
              <mrow>
                <mrow>
                  <msubsup>
                    <mi>x</mi>
                    <mn>1</mn>
                    <mn>2</mn>
                  </msubsup>
                  <mi>,</mi>
                  <mn>...</mn>
                  <mi>,</mi>
                  <msubsup>
                    <mi>x</mi>
                    <mrow>
                      <mi>j</mi>
                      <mo stretchy="false">−</mo>
                      <mn>1</mn>
                    </mrow>
                    <mn>2</mn>
                  </msubsup>
                </mrow>
              </mrow>
              <mo fence="true" stretchy="false">)</mo>
            </mrow>
          </mrow>
        </mtd>
      </mtr>
      <mtr>
        <mtd>
          <mrow>
            <mi mathvariant="italic">if</mi>
            <mrow>
              <mi>j</mi>
              <mo stretchy="false">=</mo>
              <mn>1</mn>
            </mrow>
            <mi mathvariant="normal">:</mi>
            <mrow>
              <msubsup>
                <mi>x</mi>
                <mi>j</mi>
                <mn>3</mn>
              </msubsup>
              <mo stretchy="false">=</mo>
              <msub>
                <mi mathvariant="italic">argmax</mi>
                <mrow>
                  <mrow>
                    <mi>s</mi>
                    <mo stretchy="false">∉</mo>
                    <mo stretchy="false">{</mo>
                  </mrow>
                  <msubsup>
                    <mi>x</mi>
                    <mi>j</mi>
                    <mn>1</mn>
                  </msubsup>
                  <mi>,</mi>
                  <msubsup>
                    <mi>x</mi>
                    <mi>j</mi>
                    <mn>2</mn>
                  </msubsup>
                  <mo stretchy="false">}</mo>
                </mrow>
              </msub>
            </mrow>
            <msub>
              <mi>f</mi>
              <mrow>
                <mrow>
                  <mi>j</mi>
                  <mo stretchy="false">−</mo>
                  <mn>1,</mn>
                </mrow>
                <mi>j</mi>
              </mrow>
            </msub>
            <mrow>
              <mo fence="true" stretchy="false">(</mo>
              <mrow>
                <mrow>
                  <msubsup>
                    <mi>x</mi>
                    <mrow>
                      <mi>j</mi>
                      <mo stretchy="false">−</mo>
                      <mn>1</mn>
                    </mrow>
                    <mn>3</mn>
                  </msubsup>
                  <mi>,</mi>
                  <mi>s</mi>
                </mrow>
              </mrow>
              <mo fence="true" stretchy="false">)</mo>
            </mrow>
          </mrow>
        </mtd>
      </mtr>
      <mtr>
        <mtd>
          <mrow>
            <mi mathvariant="italic">if</mi>
            <mrow>
              <mi>j</mi>
              <mo stretchy="false">&gt;</mo>
              <mi>i</mi>
            </mrow>
            <mi mathvariant="normal">:</mi>
            <mrow>
              <msubsup>
                <mi>x</mi>
                <mi>j</mi>
                <mn>3</mn>
              </msubsup>
              <mo stretchy="false">=</mo>
              <msub>
                <mi mathvariant="italic">argmax</mi>
                <mrow>
                  <mi>s</mi>
                  <mo stretchy="false">≠</mo>
                  <msubsup>
                    <mi>x</mi>
                    <mi>j</mi>
                    <mn>2</mn>
                  </msubsup>
                </mrow>
              </msub>
            </mrow>
            <msub>
              <mi>f</mi>
              <mrow>
                <mrow>
                  <mi>j</mi>
                  <mo stretchy="false">−</mo>
                  <mn>1,</mn>
                </mrow>
                <mi>j</mi>
              </mrow>
            </msub>
            <mrow>
              <mo fence="true" stretchy="false">(</mo>
              <mrow>
                <mrow>
                  <msubsup>
                    <mi>x</mi>
                    <mrow>
                      <mi>j</mi>
                      <mo stretchy="false">−</mo>
                      <mn>1</mn>
                    </mrow>
                    <mn>3</mn>
                  </msubsup>
                  <mi>,</mi>
                  <mi>s</mi>
                </mrow>
              </mrow>
              <mo fence="true" stretchy="false">)</mo>
            </mrow>
          </mrow>
        </mtd>
      </mtr>
      <mtr>
        <mtd>
          <mrow>
            <mo stretchy="false">∀</mo>
            <mrow>
              <mi>k</mi>
              <mo stretchy="false">&gt;</mo>
              <mi>j</mi>
            </mrow>
            <mi mathvariant="normal">:</mi>
            <mrow>
              <msubsup>
                <mi>x</mi>
                <mi>k</mi>
                <mn>3</mn>
              </msubsup>
              <mo stretchy="false">=</mo>
              <msub>
                <mi mathvariant="italic">argmax</mi>
                <mi>s</mi>
              </msub>
            </mrow>
            <msub>
              <mi>f</mi>
              <mrow>
                <mrow>
                  <mi>k</mi>
                  <mo stretchy="false">−</mo>
                  <mn>1,</mn>
                </mrow>
                <mi>k</mi>
              </mrow>
            </msub>
            <mrow>
              <mo fence="true" stretchy="false">(</mo>
              <mrow>
                <mrow>
                  <msubsup>
                    <mi>x</mi>
                    <mrow>
                      <mi>k</mi>
                      <mo stretchy="false">−</mo>
                      <mn>1</mn>
                    </mrow>
                    <mn>3</mn>
                  </msubsup>
                  <mi>,</mi>
                  <mi>s</mi>
                </mrow>
              </mrow>
              <mo fence="true" stretchy="false">)</mo>
            </mrow>
          </mrow>
        </mtd>
      </mtr>
    </mtable>
    <annotation encoding="StarMath 5.0">bold x^3 in \{B_k / k &gt;= i\} newline
exists j s.t. bold x^3 in B_j newline
( x^3_1 ,...,x^3_{j-1} ) = ( x^2_1 ,...,x^2_{j-1} ) newline
if j=1: x^3_j = argmax_{ s notin \{x^1_j,x^2_j\} }f_{j-1,j}( x^3_{j-1},s ) newline
if j&gt;i: x^3_j = argmax_{ s neq x^2_j }f_{j-1,j}( x^3_{j-1},s )  newline
forall k&gt;j: x^3_k = argmax_{ s }f_{k-1,k}( x^3_{k-1},s )
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tyle mathvariant="bold">
            <mi>x</mi>
          </mstyle>
          <mi>,</mi>
          <mstyle mathvariant="bold">
            <mi>y</mi>
          </mstyle>
        </mrow>
      </mrow>
      <mo fence="true" stretchy="false">)</mo>
    </mrow>
    <annotation encoding="StarMath 5.0">( bold x, bold y 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tyle mathvariant="bold">
                <mi>x</mi>
              </mstyle>
              <mi>,</mi>
              <mstyle mathvariant="bold">
                <mi>y</mi>
              </mstyle>
            </mrow>
          </mrow>
          <mo fence="true" stretchy="false">)</mo>
        </mrow>
        <mo stretchy="false">=</mo>
        <mi>P</mi>
      </mrow>
      <mrow>
        <mo fence="true" stretchy="false">(</mo>
        <mrow>
          <msub>
            <mi>x</mi>
            <mn>0</mn>
          </msub>
        </mrow>
        <mo fence="true" stretchy="false">)</mo>
      </mrow>
      <mrow>
        <msub>
          <mo stretchy="false">∏</mo>
          <mrow>
            <mrow>
              <mi>t</mi>
              <mo stretchy="false">=</mo>
              <mn>1.</mn>
            </mrow>
            <mi>.</mi>
            <mi>T</mi>
          </mrow>
        </msub>
        <mi>P</mi>
      </mrow>
      <mrow>
        <mo fence="true" stretchy="false">(</mo>
        <mrow>
          <mrow>
            <msub>
              <mi>x</mi>
              <mi>t</mi>
            </msub>
            <mo stretchy="false">|</mo>
            <msub>
              <mi>x</mi>
              <mrow>
                <mi>t</mi>
                <mo stretchy="false">−</mo>
                <mn>1</mn>
              </mrow>
            </msub>
          </mrow>
        </mrow>
        <mo fence="true" stretchy="false">)</mo>
      </mrow>
      <mrow>
        <msub>
          <mo stretchy="false">∏</mo>
          <mrow>
            <mrow>
              <mi>t</mi>
              <mo stretchy="false">=</mo>
              <mn>0.</mn>
            </mrow>
            <mi>.</mi>
            <mi>T</mi>
          </mrow>
        </msub>
        <mi>P</mi>
      </mrow>
      <mrow>
        <mo fence="true" stretchy="false">(</mo>
        <mrow>
          <mrow>
            <msub>
              <mi>y</mi>
              <mi>t</mi>
            </msub>
            <mo stretchy="false">|</mo>
            <msub>
              <mi>x</mi>
              <mi>t</mi>
            </msub>
          </mrow>
        </mrow>
        <mo fence="true" stretchy="false">)</mo>
      </mrow>
    </mrow>
    <annotation encoding="StarMath 5.0">P( bold x, bold y) = P(x_0) prod_{t=1..T}P(x_t mline x_{t-1}) prod_{t=0..T} P( y_t mline x_t )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A</mi>
              <mi>k</mi>
            </msub>
            <mo stretchy="false">∀</mo>
            <mrow>
              <mi>k</mi>
              <mo stretchy="false">≠</mo>
              <mi>i</mi>
            </mrow>
          </mrow>
        </mtd>
      </mtr>
      <mtr>
        <mtd>
          <mrow>
            <mrow>
              <msub>
                <mi>B</mi>
                <mi>i</mi>
              </msub>
              <mo stretchy="false">=</mo>
              <mo stretchy="false">{</mo>
            </mrow>
            <mrow>
              <mstyle mathvariant="bold">
                <mi>x</mi>
              </mstyle>
              <mo stretchy="false">∈</mo>
              <mrow>
                <mi>S</mi>
                <mo stretchy="false">/</mo>
                <msub>
                  <mi>x</mi>
                  <mn>1</mn>
                </msub>
              </mrow>
              <mo stretchy="false">=</mo>
              <msubsup>
                <mi>x</mi>
                <mn>1</mn>
                <mn>2</mn>
              </msubsup>
            </mrow>
            <mi>,</mi>
            <mrow>
              <msub>
                <mi>x</mi>
                <mn>2</mn>
              </msub>
              <mo stretchy="false">=</mo>
              <msubsup>
                <mi>x</mi>
                <mn>2</mn>
                <mn>2</mn>
              </msubsup>
            </mrow>
            <mi>,</mi>
            <mn>..</mn>
            <mi>,</mi>
            <mrow>
              <msub>
                <mi>x</mi>
                <mrow>
                  <mi>i</mi>
                  <mo stretchy="false">−</mo>
                  <mn>1</mn>
                </mrow>
              </msub>
              <mo stretchy="false">=</mo>
              <msubsup>
                <mi>x</mi>
                <mrow>
                  <mi>i</mi>
                  <mo stretchy="false">−</mo>
                  <mn>1</mn>
                </mrow>
                <mn>2</mn>
              </msubsup>
            </mrow>
            <mi>,</mi>
            <mrow>
              <msub>
                <mi>x</mi>
                <mi>i</mi>
              </msub>
              <mo stretchy="false">∉</mo>
              <mo stretchy="false">{</mo>
            </mrow>
            <msubsup>
              <mi>x</mi>
              <mi>i</mi>
              <mn>2</mn>
            </msubsup>
            <mi>,</mi>
            <msubsup>
              <mi>x</mi>
              <mi>i</mi>
              <mn>1</mn>
            </msubsup>
            <mo stretchy="false">}</mo>
            <mo stretchy="false">}</mo>
          </mrow>
        </mtd>
      </mtr>
      <mtr>
        <mtd>
          <mrow>
            <mrow>
              <msub>
                <mi>B</mi>
                <mi>k</mi>
              </msub>
              <mo stretchy="false">=</mo>
              <mo stretchy="false">{</mo>
            </mrow>
            <mrow>
              <mstyle mathvariant="bold">
                <mi>x</mi>
              </mstyle>
              <mo stretchy="false">∈</mo>
              <mrow>
                <mi>S</mi>
                <mo stretchy="false">/</mo>
                <msub>
                  <mi>x</mi>
                  <mn>1</mn>
                </msub>
              </mrow>
              <mo stretchy="false">=</mo>
              <msubsup>
                <mi>x</mi>
                <mn>1</mn>
                <mn>2</mn>
              </msubsup>
            </mrow>
            <mi>,</mi>
            <mrow>
              <msub>
                <mi>x</mi>
                <mn>2</mn>
              </msub>
              <mo stretchy="false">=</mo>
              <msubsup>
                <mi>x</mi>
                <mn>2</mn>
                <mn>2</mn>
              </msubsup>
            </mrow>
            <mi>,</mi>
            <mn>..</mn>
            <mi>,</mi>
            <mrow>
              <msub>
                <mi>x</mi>
                <mrow>
                  <mi>k</mi>
                  <mo stretchy="false">−</mo>
                  <mn>1</mn>
                </mrow>
              </msub>
              <mo stretchy="false">=</mo>
              <msubsup>
                <mi>x</mi>
                <mrow>
                  <mi>k</mi>
                  <mo stretchy="false">−</mo>
                  <mn>1</mn>
                </mrow>
                <mn>2</mn>
              </msubsup>
            </mrow>
            <mi>,</mi>
            <mrow>
              <msub>
                <mi>x</mi>
                <mi>k</mi>
              </msub>
              <mo stretchy="false">≠</mo>
              <msubsup>
                <mi>x</mi>
                <mi>k</mi>
                <mn>2</mn>
              </msubsup>
            </mrow>
            <mo stretchy="false">}</mo>
            <mo stretchy="false">∀</mo>
            <mrow>
              <mi>k</mi>
              <mo stretchy="false">&gt;</mo>
              <mi>i</mi>
            </mrow>
          </mrow>
        </mtd>
      </mtr>
    </mtable>
    <annotation encoding="StarMath 5.0">A_k forall k neq i newline
B_i = \{ bold x in S / x_1=x^2_1 , x_2=x^2_2 ,..,x_{i-1}=x^2_{i-1} , x_i notin\{x^2_i , x^1_i\}\ } newline
B_k = \{ bold x in S / x_1=x^2_1 , x_2=x^2_2 ,..,x_{k-1}=x^2_{k-1} , x_k neq x^2_k\ } forall k&gt;i
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 mathvariant="normal">α</mi>
              <mi>t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row>
                  <mrow>
                    <msub>
                      <mi>Y</mi>
                      <mi>t</mi>
                    </msub>
                    <mo stretchy="false">=</mo>
                    <msub>
                      <mi>y</mi>
                      <mi>t</mi>
                    </msub>
                  </mrow>
                  <mo stretchy="false">|</mo>
                  <mrow>
                    <msub>
                      <mi>X</mi>
                      <mi>t</mi>
                    </msub>
                    <mo stretchy="false">=</mo>
                    <mi>s</mi>
                  </mrow>
                </mrow>
              </mrow>
              <mo fence="true" stretchy="false">)</mo>
            </mrow>
            <msub>
              <mi mathvariant="italic">max</mi>
              <mrow>
                <mi>s</mi>
                <mi>'</mi>
              </mrow>
            </msub>
            <mo stretchy="false">{</mo>
            <mi>P</mi>
            <mrow>
              <mo fence="true" stretchy="false">(</mo>
              <mrow>
                <mrow>
                  <mrow>
                    <msub>
                      <mi>X</mi>
                      <mi>t</mi>
                    </msub>
                    <mo stretchy="false">=</mo>
                    <mi>s</mi>
                  </mrow>
                  <mo stretchy="false">|</mo>
                  <mrow>
                    <mrow>
                      <msub>
                        <mi>X</mi>
                        <mrow>
                          <mi>t</mi>
                          <mo stretchy="false">−</mo>
                          <mn>1</mn>
                        </mrow>
                      </msub>
                      <mo stretchy="false">=</mo>
                      <mi>s</mi>
                    </mrow>
                    <mi>'</mi>
                  </mrow>
                </mrow>
              </mrow>
              <mo fence="true" stretchy="false">)</mo>
            </mrow>
            <msub>
              <mi mathvariant="normal">α</mi>
              <mrow>
                <mi>t</mi>
                <mo stretchy="false">−</mo>
                <mn>1</mn>
              </mrow>
            </msub>
            <mrow>
              <mo fence="true" stretchy="false">(</mo>
              <mrow>
                <mrow>
                  <mi>s</mi>
                  <mi>'</mi>
                </mrow>
              </mrow>
              <mo fence="true" stretchy="false">)</mo>
            </mrow>
            <mo stretchy="false">}</mo>
          </mrow>
        </mtd>
      </mtr>
      <mtr>
        <mtd>
          <mrow>
            <msub>
              <mi mathvariant="normal">β</mi>
              <mi>t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ub>
                <mi mathvariant="italic">max</mi>
                <mrow>
                  <mi>s</mi>
                  <mi>'</mi>
                </mrow>
              </msub>
            </mrow>
            <mo stretchy="false">{</mo>
            <mi>P</mi>
            <mrow>
              <mo fence="true" stretchy="false">(</mo>
              <mrow>
                <mrow>
                  <mrow>
                    <mrow>
                      <msub>
                        <mi>X</mi>
                        <mrow>
                          <mi>t</mi>
                          <mo stretchy="false">+</mo>
                          <mn>1</mn>
                        </mrow>
                      </msub>
                      <mo stretchy="false">=</mo>
                      <mi>s</mi>
                    </mrow>
                    <mi>'</mi>
                  </mrow>
                  <mo stretchy="false">|</mo>
                  <mrow>
                    <msub>
                      <mi>X</mi>
                      <mi>t</mi>
                    </msub>
                    <mo stretchy="false">=</mo>
                    <mi>s</mi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Y</mi>
                      <mrow>
                        <mi>t</mi>
                        <mo stretchy="false">+</mo>
                        <mn>1</mn>
                      </mrow>
                    </msub>
                    <mo stretchy="false">=</mo>
                    <msub>
                      <mi>y</mi>
                      <mrow>
                        <mi>t</mi>
                        <mo stretchy="false">+</mo>
                        <mn>1</mn>
                      </mrow>
                    </msub>
                  </mrow>
                  <mo stretchy="false">|</mo>
                  <mrow>
                    <mrow>
                      <msub>
                        <mi>X</mi>
                        <mrow>
                          <mi>t</mi>
                          <mo stretchy="false">+</mo>
                          <mn>1</mn>
                        </mrow>
                      </msub>
                      <mo stretchy="false">=</mo>
                      <mi>s</mi>
                    </mrow>
                    <mi>'</mi>
                  </mrow>
                </mrow>
              </mrow>
              <mo fence="true" stretchy="false">)</mo>
            </mrow>
            <msub>
              <mi mathvariant="normal">β</mi>
              <mi>t</mi>
            </msub>
            <mrow>
              <mo fence="true" stretchy="false">(</mo>
              <mrow>
                <mrow>
                  <mi>s</mi>
                  <mi>'</mi>
                </mrow>
              </mrow>
              <mo fence="true" stretchy="false">)</mo>
            </mrow>
            <mo stretchy="false">}</mo>
          </mrow>
        </mtd>
      </mtr>
      <mtr>
        <mtd>
          <mrow>
            <msub>
              <mi mathvariant="normal">α</mi>
              <mn>0</mn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row>
                  <mrow>
                    <msub>
                      <mi>Y</mi>
                      <mn>0</mn>
                    </msub>
                    <mo stretchy="false">=</mo>
                    <msub>
                      <mi>y</mi>
                      <mn>0</mn>
                    </msub>
                  </mrow>
                  <mo stretchy="false">|</mo>
                  <mrow>
                    <msub>
                      <mi>X</mi>
                      <mn>0</mn>
                    </msub>
                    <mo stretchy="false">=</mo>
                    <mi>s</mi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sub>
                    <mi>X</mi>
                    <mn>0</mn>
                  </msub>
                  <mo stretchy="false">=</mo>
                  <mi>s</mi>
                </mrow>
              </mrow>
              <mo fence="true" stretchy="false">)</mo>
            </mrow>
          </mrow>
        </mtd>
      </mtr>
      <mtr>
        <mtd>
          <mrow>
            <msub>
              <mi mathvariant="normal">β</mi>
              <mn>0</mn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%alpha_t(s) = P( Y_t=y_t mline X_t=s ) max_{s'}\{P( X_t=s mline X_{t-1} =s') %alpha_{t-1}(s')\} newline
%beta_t(s) = max_{ s' }\{ P(X_{t+1}=s' mline X_t=s) P(Y_{t+1}=y_{t+1} mline X_{t+1}=s' ) %beta_t(s')\} newline
%alpha_0(s) = P( Y_0=y_0 mline X_0=s)P( X_0 =s ) newline
%beta_0(s) = 1
</annotation>
  </semantics>
</math>
</file>

<file path=Object 6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7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sub>
                    <mi>B</mi>
                    <mi>i</mi>
                  </msub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sub>
                  <mi>A</mi>
                  <mi>i</mi>
                </msub>
              </mrow>
              <mo fence="true" stretchy="false">)</mo>
            </mrow>
            <mfrac>
              <mrow>
                <msub>
                  <mi mathvariant="italic">max</mi>
                  <mrow>
                    <mrow>
                      <mi>s</mi>
                      <mo stretchy="false">∉</mo>
                      <mo stretchy="false">{</mo>
                    </mrow>
                    <msubsup>
                      <mi>x</mi>
                      <mi>i</mi>
                      <mn>1</mn>
                    </msubsup>
                    <mi>,</mi>
                    <msubsup>
                      <mi>x</mi>
                      <mi>i</mi>
                      <mn>2</mn>
                    </msubsup>
                    <mo stretchy="false">}</mo>
                  </mrow>
                </msub>
                <msub>
                  <mi>f</mi>
                  <mrow>
                    <mrow>
                      <mi>i</mi>
                      <mo stretchy="false">−</mo>
                      <mn>1,</mn>
                    </mrow>
                    <mi>i</mi>
                  </mrow>
                </msub>
                <mrow>
                  <mo fence="true" stretchy="false">(</mo>
                  <mrow>
                    <mrow>
                      <msubsup>
                        <mi>x</mi>
                        <mrow>
                          <mi>i</mi>
                          <mo stretchy="false">−</mo>
                          <mn>1</mn>
                        </mrow>
                        <mn>2</mn>
                      </msubsup>
                      <mi>,</mi>
                      <mi>s</mi>
                    </mrow>
                  </mrow>
                  <mo fence="true" stretchy="false">)</mo>
                </mrow>
              </mrow>
              <mrow>
                <msub>
                  <mi>f</mi>
                  <mrow>
                    <mrow>
                      <mi>i</mi>
                      <mo stretchy="false">−</mo>
                      <mn>1,</mn>
                    </mrow>
                    <mi>i</mi>
                  </mrow>
                </msub>
                <mrow>
                  <mo fence="true" stretchy="false">(</mo>
                  <mrow>
                    <mrow>
                      <msubsup>
                        <mi>x</mi>
                        <mrow>
                          <mi>i</mi>
                          <mo stretchy="false">−</mo>
                          <mn>1</mn>
                        </mrow>
                        <mn>2</mn>
                      </msubsup>
                      <mi>,</mi>
                      <msubsup>
                        <mi>x</mi>
                        <mi>i</mi>
                        <mn>2</mn>
                      </msubsup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i>P</mi>
            <mrow>
              <mrow>
                <mo fence="true" stretchy="false">(</mo>
                <mrow>
                  <msub>
                    <mi>B</mi>
                    <mi>k</mi>
                  </msub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sub>
                  <mi>A</mi>
                  <mi>i</mi>
                </msub>
              </mrow>
              <mo fence="true" stretchy="false">)</mo>
            </mrow>
            <mfrac>
              <mrow>
                <msub>
                  <mi mathvariant="italic">max</mi>
                  <mrow>
                    <mi>s</mi>
                    <mo stretchy="false">≠</mo>
                    <msubsup>
                      <mi>x</mi>
                      <mi>k</mi>
                      <mn>2</mn>
                    </msubsup>
                  </mrow>
                </msub>
                <msub>
                  <mi>f</mi>
                  <mrow>
                    <mrow>
                      <mi>k</mi>
                      <mo stretchy="false">−</mo>
                      <mn>1,</mn>
                    </mrow>
                    <mi>k</mi>
                  </mrow>
                </msub>
                <mrow>
                  <mo fence="true" stretchy="false">(</mo>
                  <mrow>
                    <mrow>
                      <msubsup>
                        <mi>x</mi>
                        <mrow>
                          <mi>k</mi>
                          <mo stretchy="false">−</mo>
                          <mn>1</mn>
                        </mrow>
                        <mn>2</mn>
                      </msubsup>
                      <mi>,</mi>
                      <mi>s</mi>
                    </mrow>
                  </mrow>
                  <mo fence="true" stretchy="false">)</mo>
                </mrow>
              </mrow>
              <mrow>
                <msub>
                  <mi>f</mi>
                  <mrow>
                    <mrow>
                      <mi>k</mi>
                      <mo stretchy="false">−</mo>
                      <mn>1,</mn>
                    </mrow>
                    <mi>k</mi>
                  </mrow>
                </msub>
                <mrow>
                  <mo fence="true" stretchy="false">(</mo>
                  <mrow>
                    <mrow>
                      <msubsup>
                        <mi>x</mi>
                        <mrow>
                          <mi>k</mi>
                          <mo stretchy="false">−</mo>
                          <mn>1</mn>
                        </mrow>
                        <mn>2</mn>
                      </msubsup>
                      <mi>,</mi>
                      <msubsup>
                        <mi>x</mi>
                        <mi>k</mi>
                        <mn>2</mn>
                      </msubsup>
                    </mrow>
                  </mrow>
                  <mo fence="true" stretchy="false">)</mo>
                </mrow>
              </mrow>
            </mfrac>
            <mo stretchy="false">∀</mo>
            <mrow>
              <mi>k</mi>
              <mo stretchy="false">&gt;</mo>
              <mi>i</mi>
            </mrow>
          </mrow>
        </mtd>
      </mtr>
    </mtable>
    <annotation encoding="StarMath 5.0">P( B_i ) = P( A_i ) {max_{s notin \{x^1_i , x^2_i\}}f_{i-1,i}(x^2_{i-1},s)} over {f_{i-1,i}(x^2_{i-1},x^2_i)} newline
P( B_k ) = P( A_i ) {max_{s neq x^2_k}f_{k-1,k}(x^2_{k-1},s)} over {f_{k-1,k}(x^2_{k-1},x^2_k)} forall k&gt;i

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row>
                <mo fence="true" stretchy="false">(</mo>
                <mrow>
                  <mrow>
                    <msubsup>
                      <mi>x</mi>
                      <mn>1</mn>
                      <mn>1</mn>
                    </msubsup>
                    <mi>,</mi>
                    <msubsup>
                      <mi>x</mi>
                      <mn>2</mn>
                      <mn>2</mn>
                    </msubsup>
                  </mrow>
                </mrow>
                <mo fence="true" stretchy="false">)</mo>
              </mrow>
              <mo stretchy="false">=</mo>
              <msub>
                <mi mathvariant="italic">argmax</mi>
                <mrow>
                  <mo fence="true" stretchy="false">(</mo>
                  <mrow>
                    <mrow>
                      <mi>s</mi>
                      <mi>,</mi>
                      <mi>s</mi>
                      <mi>'</mi>
                    </mrow>
                  </mrow>
                  <mo fence="true" stretchy="false">)</mo>
                </mrow>
              </msub>
            </mrow>
            <msub>
              <mi>f</mi>
              <mn>1,2</mn>
            </msub>
            <mrow>
              <mo fence="true" stretchy="false">(</mo>
              <mrow>
                <mrow>
                  <mi>s</mi>
                  <mi>,</mi>
                  <mi>s</mi>
                  <mi>'</mi>
                </mrow>
              </mrow>
              <mo fence="true" stretchy="false">)</mo>
            </mrow>
          </mrow>
        </mtd>
      </mtr>
      <mtr>
        <mtd>
          <mrow>
            <mrow>
              <msubsup>
                <mi>x</mi>
                <mi>t</mi>
                <mn>1</mn>
              </msubsup>
              <mo stretchy="false">=</mo>
              <msub>
                <mi mathvariant="italic">argmax</mi>
                <mi>s</mi>
              </msub>
            </mrow>
            <msub>
              <mi>f</mi>
              <mrow>
                <mrow>
                  <mi>t</mi>
                  <mo stretchy="false">−</mo>
                  <mn>1,</mn>
                </mrow>
                <mi>t</mi>
              </mrow>
            </msub>
            <mrow>
              <mo fence="true" stretchy="false">(</mo>
              <mrow>
                <mrow>
                  <msubsup>
                    <mi>x</mi>
                    <mrow>
                      <mi>i</mi>
                      <mo stretchy="false">−</mo>
                      <mn>1</mn>
                    </mrow>
                    <mn>1</mn>
                  </msubsup>
                  <mi>,</mi>
                  <mi>s</mi>
                </mrow>
              </mrow>
              <mo fence="true" stretchy="false">)</mo>
            </mrow>
            <mi mathvariant="italic">for</mi>
            <mrow>
              <mi>t</mi>
              <mo stretchy="false">&gt;</mo>
              <mn>2</mn>
            </mrow>
          </mrow>
        </mtd>
      </mtr>
    </mtable>
    <annotation encoding="StarMath 5.0">( x_1^1 , x^2_2 ) = argmax_{ (s,s') }f_{ 1,2 }( s,s' ) newline
x^1_t = argmax_{s}f_{ t-1,t }( x^1_{i-1},s ) for t&gt;2</annotation>
  </semantics>
</math>
</file>

<file path=Object 9/content.xml><?xml version="1.0" encoding="utf-8"?>
<math xmlns="http://www.w3.org/1998/Math/MathML" display="block">
  <semantics>
    <mrow>
      <mrow>
        <mstyle mathvariant="bold">
          <msup>
            <mi>x</mi>
            <mn>3</mn>
          </msup>
        </mstyle>
        <mo stretchy="false">∈</mo>
        <mo stretchy="false">{</mo>
      </mrow>
      <mrow>
        <mrow>
          <msub>
            <mi>A</mi>
            <mi>k</mi>
          </msub>
          <mo stretchy="false">/</mo>
          <mi>k</mi>
        </mrow>
        <mo stretchy="false">≠</mo>
        <mi>i</mi>
      </mrow>
      <mo stretchy="false">}</mo>
    </mrow>
    <annotation encoding="StarMath 5.0">bold x^3 in \{A_k / k neq i\}</annotation>
  </semantics>
</math>
</file>